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36pt" style:font-size-asian="36pt" style:font-size-complex="36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23b8dc" draw:fill="none" draw:fill-color="#ffffff" draw:textarea-vertical-align="middle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cm" draw:marker-start="Çizgi_20_ucu_20_2" draw:marker-end="Çizgi_20_ucu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cm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width="0cm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_20__28_var_29_" svg:stroke-width="0cm" draw:marker-start="" draw:marker-end="Çizgi_20_ucu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_20__28_var_29_" svg:stroke-width="0cm" draw:marker-start="" draw:marker-end="Çizgi_20_ucu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Fine_20_Dashed_20__28_var_29_" svg:stroke-width="0cm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cm" draw:marker-start="" draw:marker-end="Çizgi_20_ucu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Ultrafine_20_Dashed" svg:stroke-width="0cm" draw:marker-start="" draw:marker-end="Çizgi_20_ucu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Ultrafine_20_Dashed" svg:stroke-width="0cm" draw:marker-start="" draw:marker-end="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rect text:anchor-type="paragraph" draw:z-index="1" draw:style-name="gr1" draw:text-style-name="P5" svg:width="6.201cm" svg:height="4.102cm" svg:x="9.797cm" svg:y="0.242cm"><text:p/></draw:rect><draw:frame text:anchor-type="paragraph" draw:z-index="3" draw:style-name="gr3" draw:text-style-name="P6" svg:width="6.201cm" svg:height="4.102cm" svg:x="9.797cm" svg:y="0.242cm"><draw:text-box><text:p text:style-name="P5"><text:span text:style-name="T6">Server</text:span></text:p></draw:text-box></draw:frame><draw:rect text:anchor-type="paragraph" draw:z-index="0" draw:style-name="gr1" draw:text-style-name="P5" svg:width="6.28cm" svg:height="4.128cm" svg:x="0.827cm" svg:y="0.268cm"><text:p/></draw:rect><draw:frame text:anchor-type="paragraph" draw:z-index="2" draw:style-name="gr2" draw:text-style-name="P6" svg:width="5.83cm" svg:height="3.758cm" svg:x="1.065cm" svg:y="0.48cm"><draw:text-box><text:p text:style-name="P5"><text:span text:style-name="T6">Client</text:span></text:p></draw:text-box></draw:frame></text:p>
      <text:p text:style-name="Standard"/>
      <text:p text:style-name="Standard"/>
      <text:p text:style-name="Standard"/>
      <text:p text:style-name="Standard"><draw:line text:anchor-type="paragraph" draw:z-index="4" draw:style-name="gr4" draw:text-style-name="P5" svg:x1="7.107cm" svg:y1="0.411cm" svg:x2="9.991cm" svg:y2="0.411cm"><text:p/></draw:line></text:p>
      <text:p text:style-name="Standard"/>
      <text:p text:style-name="Standard"/>
      <text:p text:style-name="Standard"/>
      <text:p text:style-name="Standard"/>
      <text:p text:style-name="P1"><draw:line text:anchor-type="paragraph" draw:z-index="16" draw:style-name="gr10" draw:text-style-name="P5" svg:x1="3.535cm" svg:y1="0.014cm" svg:x2="3.535cm" svg:y2="2.924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6" draw:style-name="gr6" draw:text-style-name="P5" svg:x1="12.293cm" svg:y1="0.76cm" svg:x2="12.293cm" svg:y2="1.765cm"><text:p/></draw:line><draw:line text:anchor-type="paragraph" draw:z-index="5" draw:style-name="gr5" draw:text-style-name="P5" svg:x1="4.699cm" svg:y1="0.231cm" svg:x2="11.79cm" svg:y2="0.231cm"><text:p/></draw:line><draw:line text:anchor-type="paragraph" draw:z-index="8" draw:style-name="gr8" draw:text-style-name="P5" svg:x1="3.561cm" svg:y1="0.549cm" svg:x2="3.614cm" svg:y2="5.497cm"><text:p/></draw:line><draw:line text:anchor-type="paragraph" draw:z-index="17" draw:style-name="gr11" draw:text-style-name="P5" svg:x1="13.483cm" svg:y1="0.496cm" svg:x2="13.483cm" svg:y2="13.258cm"><text:p/></draw:line><draw:ellipse text:anchor-type="paragraph" draw:z-index="20" draw:style-name="gr12" draw:text-style-name="P5" svg:width="0.636cm" svg:height="0.345cm" svg:x="7.848cm" svg:y="0.099cm"><text:p/></draw:ellipse><text:tab/> <text:s text:c="17"/><text:span text:style-name="T1">PXE<text:tab/> <text:s text:c="56"/>DHCP</text:span></text:p>
      <text:p text:style-name="P2"/>
      <text:p text:style-name="P2"><draw:line text:anchor-type="paragraph" draw:z-index="7" draw:style-name="gr7" draw:text-style-name="P5" svg:x1="12.293cm" svg:y1="0.63cm" svg:x2="5.625cm" svg:y2="0.63cm"><text:p/></draw:line> <text:s text:c="32"/>IP</text:p>
      <text:p text:style-name="P2"><text:s text:c="33"/>DNS</text:p>
      <text:p text:style-name="P2"><text:s text:c="33"/>GATEWAY</text:p>
      <text:p text:style-name="P2"><draw:line text:anchor-type="paragraph" draw:z-index="11" draw:style-name="gr10" draw:text-style-name="P5" svg:x1="5.493cm" svg:y1="0.275cm" svg:x2="12.055cm" svg:y2="0.275cm"><text:p/></draw:line><draw:line text:anchor-type="paragraph" draw:z-index="12" draw:style-name="gr5" draw:text-style-name="P5" svg:x1="12.716cm" svg:y1="0.54cm" svg:x2="12.716cm" svg:y2="2.075cm"><text:p/></draw:line> <text:s text:c="32"/>TFTP <text:s text:c="54"/>TFTP</text:p>
      <text:p text:style-name="P2"/>
      <text:p text:style-name="P2"/>
      <text:p text:style-name="P1"><draw:line text:anchor-type="paragraph" draw:z-index="9" draw:style-name="gr9" draw:text-style-name="P5" svg:x1="4.646cm" svg:y1="1.35cm" svg:x2="6.895cm" svg:y2="0.503cm"><text:p/></draw:line><draw:line text:anchor-type="paragraph" draw:z-index="13" draw:style-name="gr5" draw:text-style-name="P5" svg:x1="12.716cm" svg:y1="0.37cm" svg:x2="12.716cm" svg:y2="0.926cm"><text:p/></draw:line><text:span text:style-name="T1"> <text:s text:c="56"/></text:span><text:span text:style-name="T3">Kernel</text:span></text:p>
      <text:p text:style-name="P2"><draw:line text:anchor-type="paragraph" draw:z-index="14" draw:style-name="gr11" draw:text-style-name="P5" svg:x1="12.716cm" svg:y1="0.358cm" svg:x2="8.8cm" svg:y2="0.358cm"><text:p/></draw:line></text:p>
      <text:p text:style-name="P1"><draw:line text:anchor-type="paragraph" draw:z-index="10" draw:style-name="gr9" draw:text-style-name="P5" svg:x1="4.646cm" svg:y1="0.213cm" svg:x2="6.895cm" svg:y2="0.213cm"><text:p/></draw:line><text:span text:style-name="T1"> <text:s text:c="23"/>MENU <text:s text:c="20"/></text:span><text:span text:style-name="T2">İnitramfs</text:span></text:p>
      <text:p text:style-name="P1"><draw:line text:anchor-type="paragraph" draw:z-index="15" draw:style-name="gr10" draw:text-style-name="P5" svg:x1="3.588cm" svg:y1="0.069cm" svg:x2="3.588cm" svg:y2="2.133cm"><text:p/></draw:line><text:span text:style-name="T2"/></text:p>
      <text:p text:style-name="P1"><text:span text:style-name="T2"/></text:p>
      <text:p text:style-name="P1"><text:span text:style-name="T2"><text:s/></text:span></text:p>
      <text:p text:style-name="P1"><text:span text:style-name="T2"/></text:p>
      <text:p text:style-name="P1"><text:span text:style-name="T2"><text:tab/><text:tab/> <text:s text:c="2"/></text:span><text:span text:style-name="T1">BOOT</text:span></text:p>
      <text:p text:style-name="P2"><draw:line text:anchor-type="paragraph" draw:z-index="21" draw:style-name="gr10" draw:text-style-name="P5" svg:x1="3.588cm" svg:y1="0.079cm" svg:x2="3.588cm" svg:y2="2.6cm"><text:p/></draw:line> <text:s text:c="49"/></text:p>
      <text:p text:style-name="P2"><text:s text:c="111"/>NFS</text:p>
      <text:p text:style-name="P2"><text:s text:c="55"/></text:p>
      <text:p text:style-name="P2"/>
      <text:p text:style-name="P2"><text:tab/><text:tab/><text:tab/><text:tab/><text:tab/><text:tab/><text:tab/><text:tab/><text:tab/><text:tab/> <text:s text:c="9"/></text:p>
      <text:p text:style-name="P2"><text:tab/><text:tab/> <text:s/>INITRD</text:p>
      <text:p text:style-name="P1"><draw:line text:anchor-type="paragraph" draw:z-index="19" draw:style-name="gr11" draw:text-style-name="P5" svg:x1="3.588cm" svg:y1="0.206cm" svg:x2="3.588cm" svg:y2="1.211cm"><text:p/></draw:line><draw:line text:anchor-type="paragraph" draw:z-index="18" draw:style-name="gr11" draw:text-style-name="P5" svg:x1="13.483cm" svg:y1="0.762cm" svg:x2="5.228cm" svg:y2="0.762cm"><text:p/></draw:line><text:span text:style-name="T1"> <text:s text:c="51"/></text:span><text:span text:style-name="T5">ROOTPATH</text:span><text:span text:style-name="T1"> (</text:span><text:span text:style-name="T4">Nfs sunucusu, IP dizini)</text:span></text:p>
      <text:p text:style-name="P3"/>
      <text:p text:style-name="P3"><text:tab/><text:tab/><text:tab/><text:tab/><text:tab/> <text:s text:c="2"/>DHCP</text:p>
      <text:p text:style-name="P1"><text:span text:style-name="T4"><text:tab/> <text:s text:c="10"/><text:tab/> </text:span><text:span text:style-name="T3"><text:s/>Mount Nf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draw:marker draw:name="Çizgi_20_ucu_20_1" draw:display-name="Çizgi ucu 1" svg:viewBox="0 0 20 30" svg:d="m10 0-10 30h20z"/>
    <draw:marker draw:name="Çizgi_20_ucu_20_2" draw:display-name="Çizgi ucu 2" svg:viewBox="0 0 1013 1130" svg:d="m1009 1050-449-1008-22-30-29-12-34 12-21 26-449 1012-5 13v8l5 21 12 21 17 13 21 4h903l21-4 21-13 9-21 4-21v-8z"/>
    <draw:marker draw:name="Çizgi_20_ucu_20_3" draw:display-name="Çizgi ucu 3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DejaVu Sans Condensed1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11:05:32</meta:creation-date>
    <dc:date>2011-07-05T13:34:55</dc:date>
    <meta:editing-duration>PT18M35S</meta:editing-duration>
    <meta:editing-cycles>3</meta:editing-cycles>
    <meta:generator>LibreOffice/3.3$Unix LibreOffice_project/330m19$Build-202</meta:generator>
    <meta:document-statistic meta:table-count="0" meta:image-count="0" meta:object-count="0" meta:page-count="1" meta:paragraph-count="17" meta:word-count="21" meta:character-count="793"/>
  </office:meta>
</office:document-meta>
</file>